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 style:list-style-name="">
      <style:paragraph-properties fo:margin-top="0in" fo:margin-bottom="0in"/>
    </style:style>
    <style:style style:name="P4" style:family="paragraph" style:parent-style-name="Text_20_body" style:list-style-name="">
      <style:paragraph-properties fo:margin-top="0in" fo:margin-bottom="0in"/>
      <style:text-properties fo:font-size="12pt" style:font-size-asian="12pt" style:font-size-complex="12pt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Heading_20_1">
      <style:text-properties fo:font-size="12pt" style:font-size-asian="12pt" style:font-size-complex="12pt"/>
    </style:style>
    <style:style style:name="P7" style:family="paragraph" style:parent-style-name="Heading_20_1">
      <style:paragraph-properties fo:margin-top="0in" fo:margin-bottom="0in"/>
      <style:text-properties fo:font-size="12pt" style:font-size-asian="12pt" style:font-size-complex="12pt"/>
    </style:style>
    <style:style style:name="P8" style:family="paragraph" style:parent-style-name="Heading_20_1" style:list-style-name="">
      <style:paragraph-properties fo:margin-top="0in" fo:margin-bottom="0in"/>
      <style:text-properties fo:font-size="12pt" style:font-size-asian="12pt" style:font-size-complex="12pt"/>
    </style:style>
    <style:style style:name="P9" style:family="paragraph" style:parent-style-name="Heading_20_1" style:list-style-name="">
      <style:paragraph-properties fo:margin-top="0in" fo:margin-bottom="0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 closed,not enclosed,not secret,open day,</text:p>
      <text:h text:style-name="P6" text:outline-level="1"><text:span text:style-name="T1">open verb ( NOT CLOSED ) </text:span><text:bookmark text:name="plusone-box7"/><text:bookmark text:name="definition-title7"/><office:annotation><dc:date>2007-02-05T10:45:02</dc:date><text:p>&lt;!-- End of DIV additional_header--&gt;</text:p></office:annotation><office:annotation><dc:date>2007-02-05T10:45:02</dc:date><text:p>&lt;!-- End of DIV gwblock_h--&gt;</text:p></office:annotation>Definition </text:h>
      <text:p text:style-name="P2">• <office:annotation><dc:date>2007-02-05T10:45:02</dc:date><text:p>&lt;!-- End of DIV sense-bullet--&gt;</text:p></office:annotation>[I or T] to move something to a position that is not closed, or to make something change to a position that is not closed</text:p>
      <text:p text:style-name="P2">Could you open the window, please?</text:p>
      <text:p text:style-name="P2"><office:annotation><dc:date>2007-02-05T10:45:02</dc:date><text:p>End of DIV examp</text:p></office:annotation>You can open your eyes now - here's your present.</text:p>
      <text:p text:style-name="P2"><office:annotation><dc:date>2007-02-05T10:45:02</dc:date><text:p>End of DIV examp</text:p></office:annotation>The flowers open <text:span text:style-name="Strong_20_Emphasis">(out)</text:span> in the morning but close again in the afternoon</text:p>
      <text:p text:style-name="P2"/>
      <text:p text:style-name="P2"/>
      <text:p text:style-name="P1"/>
      <text:p text:style-name="Standard">open noun ( NOT ENCLOSED ) <text:bookmark text:name="plusone-box8"/><text:bookmark text:name="definition-title8"/><office:annotation><dc:date>2007-02-05T10:45:51</dc:date><text:p>&lt;!-- End of DIV additional_header--&gt;</text:p></office:annotation><office:annotation><dc:date>2007-02-05T10:45:51</dc:date><text:p>&lt;!-- End of DIV gwblock_h--&gt;</text:p></office:annotation>Definition </text:p>
      <text:p text:style-name="P2">the open </text:p>
      <text:p text:style-name="P2">somewhere outside, rather than in a building</text:p>
      <text:p text:style-name="P2">It's good to be <text:span text:style-name="Strong_20_Emphasis">(out) in</text:span> the open after being cooped up in an office all day</text:p>
      <text:p text:style-name="P2"/>
      <text:h text:style-name="P7" text:outline-level="1">open noun ( NOT SECRET ) </text:h>
      <text:p text:style-name="P4"><text:bookmark text:name="plusone-box9"/><text:bookmark text:name="definition-title9"/><office:annotation><dc:date>2007-02-05T10:46:25</dc:date><text:p>&lt;!-- End of DIV additional_header--&gt;</text:p></office:annotation><office:annotation><dc:date>2007-02-05T10:46:25</dc:date><text:p>&lt;!-- End of DIV gwblock_h--&gt;</text:p></office:annotation>Definition </text:p>
      <text:p text:style-name="P2">bring <text:span text:style-name="Emphasis">sth</text:span> out into the open </text:p>
      <text:p text:style-name="P2">to tell people information that was secret</text:p>
      <text:p text:style-name="P2"/>
      <text:p text:style-name="P2"/>
      <text:p text:style-name="P2"/>
      <text:p text:style-name="Standard"/>
      <text:p text:style-name="Standard">be an<text:span text:style-name="T1"> open book <text:s text:c="2"/>(state*)</text:span></text:p>
      <text:p text:style-name="Standard">If someone is an open book, it is easy to know what they are thinking and feeling.</text:p>
      <text:p text:style-name="Standard"></text:p>
      <text:p text:style-name="Standard">allowing people and goods to come freely into a place or country</text:p>
      <text:p text:style-name="Standard">an <text:span text:style-name="T1">open-door </text:span>system</text:p>
      <text:p text:style-name="Standard">open-door regulations</text:p>
      <text:p text:style-name="Standard"></text:p>
      <text:p text:style-name="Standard">with your eyes completely open, especially because you find it difficult to believe what you are seeing or feeling</text:p>
      <text:p text:style-name="Standard">open-eyed amazement</text:p>
      <text:p text:style-name="Standard">He stared <text:span text:style-name="T1">open-eyed</text:span> at all the food on the table.</text:p>
      <text:p text:style-name="Standard"></text:p>
      <text:p text:style-name="Standard">a space in a wall of a building in which wood or coal is burnt, and which has a chimney inside the wall to take the smoke away, or a fire which burns in such a space</text:p>
      <text:p text:style-name="Standard">We roasted chestnuts on the <text:span text:style-name="T1">open fire.(</text:span></text:p>
      <text:p text:style-name="Standard"><text:span text:style-name="T1"/></text:p>
      <text:h text:style-name="Heading_20_1" text:outline-level="1"><text:span text:style-name="T3">have/keep </text:span><text:span text:style-name="Emphasis"><text:span text:style-name="T3">your</text:span></text:span><text:span text:style-name="T3"> options open </text:span><text:bookmark text:name="plusone-box"/><text:bookmark text:name="definition-title"/><text:span text:style-name="T2"><office:annotation><dc:date>2007-02-05T10:18:07</dc:date><text:p>&lt;!-- End of DIV idiom_h--&gt;</text:p></office:annotation></text:span><text:span text:style-name="T2">Definition </text:span></text:h>
      <text:p text:style-name="P3">to wait before making a choice</text:p>
      <text:p text:style-name="P2">I'm going to keep my options open while I find out about college courses abroad.</text:p>
      <text:p text:style-name="P2"/>
      <text:h text:style-name="P7" text:outline-level="1">open prison noun </text:h>
      <text:p text:style-name="P4"><text:s/><office:annotation><dc:date>2007-02-05T10:25:44</dc:date><text:p>&lt;!-- End of DIV gwblock_h--&gt;</text:p></office:annotation>Definition </text:p>
      <text:p text:style-name="P2">a prison where prisoners are not kept inside because they are trusted not to escape</text:p>
      <text:p text:style-name="P2"><text:soft-page-break/></text:p>
      <text:p text:style-name="Standard"><text:span text:style-name="T1">Open up: (know*)</text:span></text:p>
      <text:p text:style-name="Standard"><text:span text:style-name="T1">to start to talk more about yourself and your feelings</text:span></text:p>
      <text:p text:style-name="Standard"><text:span text:style-name="T1"/></text:p>
      <text:h text:style-name="Heading_20_1" text:outline-level="1"><text:span text:style-name="T5">open </text:span><text:span text:style-name="Emphasis"><text:span text:style-name="T5">your</text:span></text:span><text:span text:style-name="T5"> mouth </text:span><text:span text:style-name="T4">Definition </text:span></text:h>
      <text:p text:style-name="P3">to speak or start to speak</text:p>
      <text:p text:style-name="P2">Don't look at me - I never opened my mouth</text:p>
      <text:h text:style-name="Heading_20_1" text:outline-level="1"><text:span text:style-name="T5">have/keep </text:span><text:span text:style-name="Emphasis"><text:span text:style-name="T5">your</text:span></text:span><text:span text:style-name="T5"> options open </text:span><text:bookmark text:name="plusone-box1"/><text:bookmark text:name="definition-title1"/><text:span text:style-name="T4"><office:annotation><dc:date>2007-02-05T10:30:58</dc:date><text:p>&lt;!-- End of DIV idiom_h--&gt;</text:p></office:annotation></text:span><text:span text:style-name="T4">Definition </text:span></text:h>
      <text:p text:style-name="P3">to wait before making a choice</text:p>
      <text:p text:style-name="P3"/>
      <text:h text:style-name="P9" text:outline-level="1"><text:span text:style-name="T4">lay </text:span><text:span text:style-name="Emphasis"><text:span text:style-name="T4">yourself</text:span></text:span><text:span text:style-name="T4"> open to ridicule </text:span><text:bookmark text:name="plusone-box2"/><text:bookmark text:name="definition-title2"/><text:span text:style-name="T4"><office:annotation><dc:date>2007-02-05T10:32:57</dc:date><text:p>&lt;!-- End of DIV idiom_h--&gt;</text:p></office:annotation></text:span><text:span text:style-name="T4">Definition </text:span></text:h>
      <text:p text:style-name="P3">to make it easy for people to laugh unkindly at you</text:p>
      <text:p text:style-name="P3"/>
      <text:h text:style-name="P9" text:outline-level="1"><text:span text:style-name="T4">greet/welcome </text:span><text:span text:style-name="Emphasis"><text:span text:style-name="T4">sb</text:span></text:span><text:span text:style-name="T4"> with open arms </text:span><text:bookmark text:name="plusone-box3"/><text:bookmark text:name="definition-title3"/><text:span text:style-name="T4"><office:annotation><dc:date>2007-02-05T10:33:27</dc:date><text:p>&lt;!-- End of DIV idiom_h--&gt;</text:p></office:annotation></text:span><text:span text:style-name="T4">Definition </text:span></text:h>
      <text:p text:style-name="P3">to show someone that you are very pleased to see them</text:p>
      <text:h text:style-name="P9" text:outline-level="1"><text:span text:style-name="T4"/></text:h>
      <text:h text:style-name="P9" text:outline-level="1"><text:span text:style-name="T4">open </text:span><text:span text:style-name="Emphasis"><text:span text:style-name="T4">your</text:span></text:span><text:span text:style-name="T4"> heart to someone </text:span><text:bookmark text:name="plusone-box4"/><text:bookmark text:name="definition-title4"/><text:span text:style-name="T4"><text:s/>(do *)</text:span><text:span text:style-name="T4"><office:annotation><dc:date>2007-02-05T10:34:28</dc:date><text:p>&lt;!-- End of DIV idiom_h--&gt;</text:p></office:annotation></text:span><text:span text:style-name="T4">Definition </text:span></text:h>
      <text:p text:style-name="P3">to tell someone about your problems and secrets</text:p>
      <text:p text:style-name="P3"/>
      <text:p text:style-name="P3"/>
      <text:p text:style-name="P3"/>
      <text:h text:style-name="P8" text:outline-level="1">open season noun (do *)</text:h>
      <text:p text:style-name="P4"><text:s/><text:bookmark text:name="plusone-box5"/><text:bookmark text:name="definition-title5"/><office:annotation><dc:date>2007-02-05T10:37:27</dc:date><text:p>&lt;!-- End of DIV additional_header--&gt;</text:p></office:annotation><office:annotation><dc:date>2007-02-05T10:37:27</dc:date><text:p>&lt;!-- End of DIV gwblock_h--&gt;</text:p></office:annotation>Definition </text:p>
      <text:p text:style-name="P2">• </text:p>
      <text:p text:style-name="P2"><office:annotation><dc:date>2007-02-05T10:37:27</dc:date><text:p>&lt;!-- End of DIV sense-bullet--&gt;</text:p></office:annotation>[S or U] the period in the year when it is legal to hunt particular animals</text:p>
      <text:p text:style-name="P2"/>
      <text:h text:style-name="P7" text:outline-level="1">open-necked adjective <office:annotation><dc:date>2007-02-05T10:40:20</dc:date><text:p>&lt;!-- End of DIV gwblock_h--&gt;</text:p></office:annotation>Definition </text:h>
      <text:p text:style-name="P2">describes a shirt which is not fastened at the neck</text:p>
      <text:p text:style-name="P2"/>
      <text:h text:style-name="P7" text:outline-level="1">open-ended adjective <text:bookmark text:name="plusone-box6"/><text:bookmark text:name="definition-title6"/><office:annotation><dc:date>2007-02-05T10:43:10</dc:date><text:p>&lt;!-- End of DIV additional_header--&gt;</text:p></office:annotation><office:annotation><dc:date>2007-02-05T10:43:10</dc:date><text:p>&lt;!-- End of DIV gwblock_h--&gt;</text:p></office:annotation>Definition </text:h>
      <text:p text:style-name="P2">An open-ended activity or situation does not have a planned ending, so it may develop in several ways</text:p>
      <text:p text:style-name="P2">We are not willing to enter into open-ended discussions.</text:p>
      <text:p text:style-name="P2"/>
      <text:p text:style-name="P2"/>
      <text:p text:style-name="P3"/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1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7-02-05T10:16:21</meta:creation-date>
    <dc:date>2007-02-05T10:46:43</dc:date>
    <meta:editing-duration>PT00H30M23S</meta:editing-duration>
    <meta:editing-cycles>14</meta:editing-cycles>
    <meta:generator>OpenOffice.org/3.1$Linux OpenOffice.org_project/310m11$Build-9399</meta:generator>
    <meta:document-statistic meta:table-count="0" meta:image-count="0" meta:object-count="0" meta:page-count="2" meta:paragraph-count="55" meta:word-count="439" meta:character-count="2422"/>
  </office:meta>
</office:document-meta>
</file>